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90000003AA7D163881F293E34E.png" manifest:media-type="image/png"/>
  <manifest:file-entry manifest:full-path="Pictures/10000000000003750000035EB8A2A39B54B9FFF0.png" manifest:media-type="image/png"/>
  <manifest:file-entry manifest:full-path="Pictures/1000000000000690000003A98DBB32BF65C5108E.png" manifest:media-type="image/png"/>
  <manifest:file-entry manifest:full-path="Pictures/1000000000000690000003A9E85797FFC4735533.png" manifest:media-type="image/png"/>
  <manifest:file-entry manifest:full-path="Pictures/1000000000000690000003A7587233D2B1B5B8EA.png" manifest:media-type="image/png"/>
  <manifest:file-entry manifest:full-path="Pictures/1000000000000690000003AB16BC820FD616898C.png" manifest:media-type="image/png"/>
  <manifest:file-entry manifest:full-path="Pictures/1000000000000690000003AA48FF1DAAB1656631.png" manifest:media-type="image/png"/>
  <manifest:file-entry manifest:full-path="Pictures/1000000000000690000003A94FBB774B3C28FDD9.png" manifest:media-type="image/png"/>
  <manifest:file-entry manifest:full-path="Pictures/1000000000000690000003A93829BDD5BFE1660F.png" manifest:media-type="image/png"/>
  <manifest:file-entry manifest:full-path="Pictures/1000000000000690000003AA7647EF0F07D4C055.png" manifest:media-type="image/png"/>
  <manifest:file-entry manifest:full-path="Pictures/10000000000000C8000001202022CE7A8C03D918.png" manifest:media-type="image/png"/>
  <manifest:file-entry manifest:full-path="Pictures/1000000000000690000003A87AE39FAE4670FCA5.png" manifest:media-type="image/png"/>
  <manifest:file-entry manifest:full-path="Pictures/1000000000000690000003AADBC0804C326714CF.png" manifest:media-type="image/png"/>
  <manifest:file-entry manifest:full-path="Pictures/1000000000000690000003A966E06FF1281CC9E5.png" manifest:media-type="image/png"/>
  <manifest:file-entry manifest:full-path="Pictures/100000000000068D000003A901C6842D244515F0.png" manifest:media-type="image/png"/>
  <manifest:file-entry manifest:full-path="Pictures/1000000000000690000003AA0F1A239461D3BFEF.png" manifest:media-type="image/png"/>
  <manifest:file-entry manifest:full-path="Pictures/1000000000000690000003AAC2B973DDC653D7E9.png" manifest:media-type="image/png"/>
  <manifest:file-entry manifest:full-path="Pictures/10000000000002820000034969F3FB682E1E94D2.png" manifest:media-type="image/png"/>
  <manifest:file-entry manifest:full-path="Pictures/1000000000000690000003AAA43D862307F015EA.png" manifest:media-type="image/png"/>
  <manifest:file-entry manifest:full-path="Pictures/1000000000000690000003AB020D41D03DEB2496.png" manifest:media-type="image/png"/>
  <manifest:file-entry manifest:full-path="Pictures/1000000000000690000003ADF8BD814AC0C71BFC.png" manifest:media-type="image/png"/>
  <manifest:file-entry manifest:full-path="Pictures/100000000000023A000002373A3DD9ACC9AB79AD.png" manifest:media-type="image/png"/>
  <manifest:file-entry manifest:full-path="Pictures/100000000000017D000002A1FD9E011475CF6F4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Text_20_body">
      <style:text-properties officeooo:rsid="00d778b8" officeooo:paragraph-rsid="00d778b8"/>
    </style:style>
    <style:style style:name="P14" style:family="paragraph" style:parent-style-name="Text_20_body">
      <style:text-properties officeooo:paragraph-rsid="00d778b8"/>
    </style:style>
    <style:style style:name="P15" style:family="paragraph" style:parent-style-name="Text_20_body">
      <style:text-properties officeooo:rsid="00d7eb19" officeooo:paragraph-rsid="00d7eb19"/>
    </style:style>
    <style:style style:name="P16" style:family="paragraph" style:parent-style-name="Text_20_body">
      <style:text-properties officeooo:rsid="00d7eb19" officeooo:paragraph-rsid="00da41c1"/>
    </style:style>
    <style:style style:name="P17" style:family="paragraph" style:parent-style-name="Text_20_body">
      <style:text-properties officeooo:rsid="00d7eb19" officeooo:paragraph-rsid="00dac084"/>
    </style:style>
    <style:style style:name="P18" style:family="paragraph" style:parent-style-name="Text_20_body">
      <style:text-properties officeooo:paragraph-rsid="00d7eb19"/>
    </style:style>
    <style:style style:name="P19" style:family="paragraph" style:parent-style-name="Text_20_body">
      <style:text-properties officeooo:rsid="00dac084" officeooo:paragraph-rsid="00dac084"/>
    </style:style>
    <style:style style:name="P20" style:family="paragraph" style:parent-style-name="Text_20_body">
      <style:text-properties officeooo:rsid="00dac084" officeooo:paragraph-rsid="00f0eb7e"/>
    </style:style>
    <style:style style:name="P21" style:family="paragraph" style:parent-style-name="Text_20_body">
      <style:text-properties officeooo:rsid="00dac084" officeooo:paragraph-rsid="00f3cc72"/>
    </style:style>
    <style:style style:name="P22" style:family="paragraph" style:parent-style-name="Text_20_body">
      <style:text-properties officeooo:rsid="00dac084" officeooo:paragraph-rsid="010270a7"/>
    </style:style>
    <style:style style:name="P23" style:family="paragraph" style:parent-style-name="Text_20_body">
      <style:text-properties officeooo:rsid="00dac084" officeooo:paragraph-rsid="00f7b49e"/>
    </style:style>
    <style:style style:name="P24" style:family="paragraph" style:parent-style-name="Text_20_body">
      <style:text-properties officeooo:rsid="00dac084" officeooo:paragraph-rsid="01163805"/>
    </style:style>
    <style:style style:name="P25" style:family="paragraph" style:parent-style-name="Text_20_body">
      <style:text-properties officeooo:rsid="00dcb225" officeooo:paragraph-rsid="00dcb225"/>
    </style:style>
    <style:style style:name="P26" style:family="paragraph" style:parent-style-name="Text_20_body">
      <style:text-properties officeooo:paragraph-rsid="00dcb225"/>
    </style:style>
    <style:style style:name="P27" style:family="paragraph" style:parent-style-name="Text_20_body">
      <style:text-properties officeooo:rsid="00ddd38d" officeooo:paragraph-rsid="00ddd38d"/>
    </style:style>
    <style:style style:name="P28" style:family="paragraph" style:parent-style-name="Text_20_body">
      <style:text-properties officeooo:rsid="00de9fa8" officeooo:paragraph-rsid="00de9fa8"/>
    </style:style>
    <style:style style:name="P29" style:family="paragraph" style:parent-style-name="Text_20_body">
      <style:text-properties officeooo:paragraph-rsid="00de9fa8"/>
    </style:style>
    <style:style style:name="P30" style:family="paragraph" style:parent-style-name="Text_20_body">
      <style:text-properties officeooo:rsid="00dea753" officeooo:paragraph-rsid="00dea753"/>
    </style:style>
    <style:style style:name="P31" style:family="paragraph" style:parent-style-name="Text_20_body">
      <style:text-properties officeooo:rsid="00dea753" officeooo:paragraph-rsid="00ff3b76"/>
    </style:style>
    <style:style style:name="P32" style:family="paragraph" style:parent-style-name="Text_20_body">
      <style:text-properties officeooo:paragraph-rsid="00dea753"/>
    </style:style>
    <style:style style:name="P33"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34"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35" style:family="paragraph" style:parent-style-name="Text_20_body">
      <style:text-properties officeooo:rsid="00e12659" officeooo:paragraph-rsid="00e12659"/>
    </style:style>
    <style:style style:name="P36" style:family="paragraph" style:parent-style-name="Text_20_body">
      <style:text-properties officeooo:rsid="00e79d2f" officeooo:paragraph-rsid="00ddd38d"/>
    </style:style>
    <style:style style:name="P37" style:family="paragraph" style:parent-style-name="Text_20_body">
      <style:text-properties officeooo:rsid="00ec3f9e" officeooo:paragraph-rsid="00ec3f9e"/>
    </style:style>
    <style:style style:name="P38" style:family="paragraph" style:parent-style-name="Text_20_body">
      <style:text-properties officeooo:paragraph-rsid="00f0eb7e"/>
    </style:style>
    <style:style style:name="P39" style:family="paragraph" style:parent-style-name="Text_20_body">
      <style:text-properties officeooo:paragraph-rsid="00f3cc72"/>
    </style:style>
    <style:style style:name="P40" style:family="paragraph" style:parent-style-name="Text_20_body">
      <style:text-properties officeooo:paragraph-rsid="00f7b49e"/>
    </style:style>
    <style:style style:name="P41" style:family="paragraph" style:parent-style-name="Text_20_body">
      <style:text-properties officeooo:paragraph-rsid="00ff3b76"/>
    </style:style>
    <style:style style:name="P42" style:family="paragraph" style:parent-style-name="Text_20_body">
      <style:text-properties officeooo:paragraph-rsid="0102ec36"/>
    </style:style>
    <style:style style:name="P43" style:family="paragraph" style:parent-style-name="Text_20_body">
      <style:text-properties officeooo:rsid="0102ec36" officeooo:paragraph-rsid="0102ec36"/>
    </style:style>
    <style:style style:name="P44" style:family="paragraph" style:parent-style-name="Text_20_body">
      <style:text-properties officeooo:rsid="01099e71" officeooo:paragraph-rsid="01099e71"/>
    </style:style>
    <style:style style:name="P45" style:family="paragraph" style:parent-style-name="Text_20_body">
      <style:text-properties officeooo:rsid="010cb872" officeooo:paragraph-rsid="010cb872"/>
    </style:style>
    <style:style style:name="P46" style:family="paragraph" style:parent-style-name="Text_20_body">
      <style:text-properties officeooo:paragraph-rsid="01163805"/>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3">
      <style:paragraph-properties>
        <style:tab-stops>
          <style:tab-stop style:position="16.002cm" style:type="right" style:leader-style="dotted" style:leader-text="."/>
        </style:tab-stops>
      </style:paragraph-properties>
    </style:style>
    <style:style style:name="P51" style:family="paragraph" style:parent-style-name="Heading_20_2">
      <style:paragraph-properties fo:break-before="page"/>
      <style:text-properties fo:color="#729fcf"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52" style:family="paragraph" style:parent-style-name="Heading_20_2">
      <style:paragraph-properties fo:break-before="page"/>
      <style:text-properties fo:color="#729fcf"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53" style:family="paragraph" style:parent-style-name="Heading_20_2">
      <style:paragraph-properties fo:break-before="page"/>
      <style:text-properties fo:color="#729fcf"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54" style:family="paragraph" style:parent-style-name="Heading_20_3">
      <style:text-properties style:font-name="Liberation Sans" fo:font-size="14.1000003814697pt" fo:font-weight="bold" officeooo:rsid="00d778b8" officeooo:paragraph-rsid="00d778b8" style:font-name-asian="Microsoft YaHei" style:font-size-asian="14.1000003814697pt" style:font-weight-asian="bold" style:font-name-complex="Arial1" style:font-size-complex="14.1000003814697pt" style:font-weight-complex="bold"/>
    </style:style>
    <style:style style:name="P55"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56"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57"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58" style:family="paragraph" style:parent-style-name="Heading_20_3" style:list-style-name="">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59" style:family="paragraph" style:parent-style-name="Heading_20_3">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60"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61"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62" style:family="paragraph" style:parent-style-name="Heading_20_3">
      <style:text-properties style:font-name="Liberation Sans" fo:font-size="14.1000003814697pt" fo:font-weight="bold" officeooo:rsid="00d7eb19" officeooo:paragraph-rsid="01163805" style:font-name-asian="Microsoft YaHei" style:font-size-asian="14.1000003814697pt" style:font-weight-asian="bold" style:font-name-complex="Arial1" style:font-size-complex="14.1000003814697pt" style:font-weight-complex="bold"/>
    </style:style>
    <style:style style:name="P63" style:family="paragraph" style:parent-style-name="Heading_20_3" style:list-style-name="">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64" style:family="paragraph" style:parent-style-name="Heading_20_3">
      <style:text-properties style:font-name="Liberation Sans" fo:font-size="14.1000003814697pt" fo:font-weight="bold" officeooo:rsid="00dea753" officeooo:paragraph-rsid="00ff3b76" style:font-name-asian="Microsoft YaHei" style:font-size-asian="14.1000003814697pt" style:font-weight-asian="bold" style:font-name-complex="Arial1" style:font-size-complex="14.1000003814697pt" style:font-weight-complex="bold"/>
    </style:style>
    <style:style style:name="P65" style:family="paragraph" style:parent-style-name="Heading_20_3">
      <style:text-properties style:font-name="Liberation Sans" fo:font-size="14.1000003814697pt" fo:font-weight="bold" officeooo:rsid="00dea753" officeooo:paragraph-rsid="0102ec36" style:font-name-asian="Microsoft YaHei" style:font-size-asian="14.1000003814697pt" style:font-weight-asian="bold" style:font-name-complex="Arial1" style:font-size-complex="14.1000003814697pt" style:font-weight-complex="bold"/>
    </style:style>
    <style:style style:name="P66" style:family="paragraph" style:parent-style-name="Heading_20_3">
      <style:text-properties officeooo:rsid="00d778b8" officeooo:paragraph-rsid="00d778b8"/>
    </style:style>
    <style:style style:name="P67" style:family="paragraph" style:parent-style-name="Heading_20_3">
      <style:text-properties officeooo:rsid="00d7eb19" officeooo:paragraph-rsid="00d7eb19"/>
    </style:style>
    <style:style style:name="P68" style:family="paragraph" style:parent-style-name="Heading_20_3">
      <style:text-properties officeooo:paragraph-rsid="00f3cc72"/>
    </style:style>
    <style:style style:name="P69" style:family="paragraph" style:parent-style-name="Heading_20_3">
      <style:text-properties officeooo:rsid="00de9fa8" officeooo:paragraph-rsid="00de9fa8"/>
    </style:style>
    <style:style style:name="P70" style:family="paragraph" style:parent-style-name="Heading_20_3">
      <style:text-properties officeooo:rsid="00dea753" officeooo:paragraph-rsid="00dea753"/>
    </style:style>
    <style:style style:name="P71"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72" style:family="paragraph" style:parent-style-name="Heading_20_3">
      <style:paragraph-properties fo:break-before="page"/>
      <style:text-properties style:font-name="Liberation Sans" fo:font-size="14.1000003814697pt" fo:font-weight="bold" officeooo:rsid="00d7eb19" officeooo:paragraph-rsid="01163805" style:font-name-asian="Microsoft YaHei" style:font-size-asian="14.1000003814697pt" style:font-weight-asian="bold" style:font-name-complex="Arial1" style:font-size-complex="14.1000003814697pt" style:font-weight-complex="bold"/>
    </style:style>
    <style:style style:name="P73" style:family="paragraph" style:parent-style-name="Heading_20_3">
      <style:paragraph-properties fo:break-before="page"/>
      <style:text-properties officeooo:paragraph-rsid="00dcb225"/>
    </style:style>
    <style:style style:name="P74" style:family="paragraph" style:parent-style-name="Heading_20_3">
      <style:paragraph-properties fo:break-before="page"/>
      <style:text-properties officeooo:rsid="00de9fa8" officeooo:paragraph-rsid="00de9fa8"/>
    </style:style>
    <style:style style:name="P75" style:family="paragraph" style:parent-style-name="Standard" style:list-style-name="L1">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76" style:family="paragraph" style:parent-style-name="Text_20_body" style:list-style-name="L2">
      <style:text-properties officeooo:rsid="00d7eb19" officeooo:paragraph-rsid="00d7eb19"/>
    </style:style>
    <style:style style:name="P77" style:family="paragraph" style:parent-style-name="Text_20_body" style:list-style-name="L2">
      <style:text-properties officeooo:rsid="00d882cb" officeooo:paragraph-rsid="00d882cb"/>
    </style:style>
    <style:style style:name="P78" style:family="paragraph" style:parent-style-name="Text_20_body" style:list-style-name="L2">
      <style:text-properties officeooo:rsid="00ea6774" officeooo:paragraph-rsid="00ea6774"/>
    </style:style>
    <style:style style:name="P79" style:family="paragraph" style:parent-style-name="Text_20_body" style:list-style-name="L2">
      <style:text-properties officeooo:rsid="01086046" officeooo:paragraph-rsid="01086046"/>
    </style:style>
    <style:style style:name="P80" style:family="paragraph" style:parent-style-name="Text_20_body" style:list-style-name="L2">
      <style:text-properties officeooo:rsid="00f9da7b" officeooo:paragraph-rsid="00f9da7b"/>
    </style:style>
    <style:style style:name="P81" style:family="paragraph" style:parent-style-name="Text_20_body" style:list-style-name="">
      <style:text-properties officeooo:rsid="00de9fa8" officeooo:paragraph-rsid="010cd3dc"/>
    </style:style>
    <style:style style:name="P82" style:family="paragraph" style:parent-style-name="Text_20_body">
      <style:text-properties officeooo:rsid="00de9fa8" officeooo:paragraph-rsid="00de9fa8"/>
    </style:style>
    <style:style style:name="P83" style:family="paragraph" style:parent-style-name="Text_20_body">
      <style:text-properties officeooo:rsid="0117c3df" officeooo:paragraph-rsid="0117c3df"/>
    </style:style>
    <style:style style:name="P84" style:family="paragraph" style:parent-style-name="Text_20_body">
      <style:paragraph-properties fo:break-before="page"/>
      <style:text-properties officeooo:rsid="00de9fa8" officeooo:paragraph-rsid="00de9fa8"/>
    </style:style>
    <style:style style:name="T1" style:family="text">
      <style:text-properties fo:color="#000000" style:font-name="Arial" fo:font-size="15pt" fo:font-weight="bold" officeooo:rsid="002b79ef" style:font-size-asian="15pt" style:font-weight-asian="bold" style:font-size-complex="15pt" style:font-weight-complex="bold"/>
    </style:style>
    <style:style style:name="T2" style:family="text">
      <style:text-properties fo:color="#000000" style:font-name="Arial" fo:font-size="15pt" fo:font-weight="normal" officeooo:rsid="002b79ef" style:font-size-asian="15pt" style:font-weight-asian="normal" style:font-size-complex="15pt" style:font-weight-complex="normal"/>
    </style:style>
    <style:style style:name="T3" style:family="text">
      <style:text-properties fo:color="#000000" style:font-name="Arial" fo:font-size="15pt" fo:font-weight="normal" officeooo:rsid="0048524d" style:font-size-asian="15pt" style:font-weight-asian="normal" style:font-size-complex="15pt" style:font-weight-complex="normal"/>
    </style:style>
    <style:style style:name="T4" style:family="text">
      <style:text-properties fo:color="#000000" style:font-name="Arial" fo:font-size="15pt" fo:font-weight="normal" officeooo:rsid="00d188e5" style:font-size-asian="15pt" style:font-weight-asian="normal" style:font-size-complex="15pt" style:font-weight-complex="normal"/>
    </style:style>
    <style:style style:name="T5"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7"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8" style:family="text">
      <style:text-properties fo:color="#729fcf"/>
    </style:style>
    <style:style style:name="T9" style:family="text">
      <style:text-properties fo:color="#729fcf" officeooo:rsid="0052561f"/>
    </style:style>
    <style:style style:name="T10" style:family="text">
      <style:text-properties fo:color="#729fcf" officeooo:rsid="0011efd2"/>
    </style:style>
    <style:style style:name="T11"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12" style:family="text">
      <style:text-properties fo:color="#729fcf" style:font-name="Liberation Sans" fo:font-size="28pt" fo:font-weight="bold" officeooo:rsid="00d188e5" style:font-name-asian="Microsoft YaHei" style:font-size-asian="28pt" style:font-weight-asian="bold" style:font-name-complex="Arial1" style:font-size-complex="28pt" style:font-weight-complex="bold"/>
    </style:style>
    <style:style style:name="T13" style:family="text">
      <style:text-properties fo:color="#666666" style:font-name="Arial" fo:font-size="15pt" fo:font-weight="bold" officeooo:rsid="002b79ef" style:font-size-asian="15pt" style:font-weight-asian="bold" style:font-size-complex="15pt" style:font-weight-complex="bold"/>
    </style:style>
    <style:style style:name="T14" style:family="text">
      <style:text-properties fo:color="#666666" style:font-name="Arial" fo:font-size="15pt" fo:font-weight="bold" officeooo:rsid="00d188e5" style:font-size-asian="15pt" style:font-weight-asian="bold" style:font-size-complex="15pt" style:font-weight-complex="bold"/>
    </style:style>
    <style:style style:name="T15" style:family="text">
      <style:text-properties fo:color="#666666" style:font-name="Arial" fo:font-size="15pt" fo:font-weight="bold" officeooo:rsid="00e34ef5" style:font-size-asian="15pt" style:font-weight-asian="bold" style:font-size-complex="15pt" style:font-weight-complex="bold"/>
    </style:style>
    <style:style style:name="T16" style:family="text">
      <style:text-properties officeooo:rsid="00d188e5"/>
    </style:style>
    <style:style style:name="T17" style:family="text">
      <style:text-properties officeooo:rsid="00d7eb19"/>
    </style:style>
    <style:style style:name="T18" style:family="text">
      <style:text-properties officeooo:rsid="00da41c1"/>
    </style:style>
    <style:style style:name="T19" style:family="text">
      <style:text-properties officeooo:rsid="00dac084"/>
    </style:style>
    <style:style style:name="T20" style:family="text">
      <style:text-properties officeooo:rsid="00dcb225"/>
    </style:style>
    <style:style style:name="T21" style:family="text">
      <style:text-properties officeooo:rsid="00ddd38d"/>
    </style:style>
    <style:style style:name="T22" style:family="text">
      <style:text-properties officeooo:rsid="00ec3f9e"/>
    </style:style>
    <style:style style:name="T23" style:family="text">
      <style:text-properties style:font-name="Liberation Sans" fo:font-size="14.1000003814697pt" fo:font-weight="bold" officeooo:rsid="00dcb225" style:font-name-asian="Microsoft YaHei" style:font-size-asian="14.1000003814697pt" style:font-weight-asian="bold" style:font-name-complex="Arial1" style:font-size-complex="14.1000003814697pt" style:font-weight-complex="bold"/>
    </style:style>
    <style:style style:name="T24" style:family="text">
      <style:text-properties style:font-name="Liberation Sans" fo:font-size="14.1000003814697pt" fo:font-weight="bold" officeooo:rsid="00ec3f9e" style:font-name-asian="Microsoft YaHei" style:font-size-asian="14.1000003814697pt" style:font-weight-asian="bold" style:font-name-complex="Arial1" style:font-size-complex="14.1000003814697pt" style:font-weight-complex="bold"/>
    </style:style>
    <style:style style:name="T25" style:family="text">
      <style:text-properties style:font-name="Liberation Sans" fo:font-size="14.1000003814697pt" fo:font-weight="bold" officeooo:rsid="00d7eb19" style:font-name-asian="Microsoft YaHei" style:font-size-asian="14.1000003814697pt" style:font-weight-asian="bold" style:font-name-complex="Arial1" style:font-size-complex="14.1000003814697pt" style:font-weight-complex="bold"/>
    </style:style>
    <style:style style:name="T26" style:family="text">
      <style:text-properties style:font-name="Liberation Sans" fo:font-size="14.1000003814697pt" fo:font-weight="bold" officeooo:rsid="00f3cc72" style:font-name-asian="Microsoft YaHei" style:font-size-asian="14.1000003814697pt" style:font-weight-asian="bold" style:font-name-complex="Arial1" style:font-size-complex="14.1000003814697pt" style:font-weight-complex="bold"/>
    </style:style>
    <style:style style:name="T27" style:family="text">
      <style:text-properties style:font-name="Liberation Sans" fo:font-size="14.1000003814697pt" fo:font-weight="bold" officeooo:rsid="010270a7" style:font-name-asian="Microsoft YaHei" style:font-size-asian="14.1000003814697pt" style:font-weight-asian="bold" style:font-name-complex="Arial1" style:font-size-complex="14.1000003814697pt" style:font-weight-complex="bold"/>
    </style:style>
    <style:style style:name="T28" style:family="text">
      <style:text-properties style:font-name="Liberation Sans" fo:font-size="14.1000003814697pt" fo:font-weight="bold" officeooo:rsid="00de9fa8" style:font-name-asian="Microsoft YaHei" style:font-size-asian="14.1000003814697pt" style:font-weight-asian="bold" style:font-name-complex="Arial1" style:font-size-complex="14.1000003814697pt" style:font-weight-complex="bold"/>
    </style:style>
    <style:style style:name="T29" style:family="text">
      <style:text-properties style:font-name="Liberation Sans" fo:font-size="14.1000003814697pt" fo:font-weight="bold" officeooo:rsid="010cd3dc" style:font-name-asian="Microsoft YaHei" style:font-size-asian="14.1000003814697pt" style:font-weight-asian="bold" style:font-name-complex="Arial1" style:font-size-complex="14.1000003814697pt" style:font-weight-complex="bold"/>
    </style:style>
    <style:style style:name="T30" style:family="text">
      <style:text-properties officeooo:rsid="00ee975b"/>
    </style:style>
    <style:style style:name="T31" style:family="text">
      <style:text-properties officeooo:rsid="00f0eb7e"/>
    </style:style>
    <style:style style:name="T32" style:family="text">
      <style:text-properties officeooo:rsid="00f3cc72"/>
    </style:style>
    <style:style style:name="T33" style:family="text">
      <style:text-properties officeooo:rsid="00f7b49e"/>
    </style:style>
    <style:style style:name="T34" style:family="text">
      <style:text-properties officeooo:rsid="00fa4bb0"/>
    </style:style>
    <style:style style:name="T35" style:family="text">
      <style:text-properties officeooo:rsid="00fe0886"/>
    </style:style>
    <style:style style:name="T36" style:family="text">
      <style:text-properties officeooo:rsid="00ff3b76"/>
    </style:style>
    <style:style style:name="T37" style:family="text">
      <style:text-properties officeooo:rsid="01010c27"/>
    </style:style>
    <style:style style:name="T38" style:family="text">
      <style:text-properties officeooo:rsid="010270a7"/>
    </style:style>
    <style:style style:name="T39" style:family="text">
      <style:text-properties officeooo:rsid="0102ec36"/>
    </style:style>
    <style:style style:name="T40" style:family="text">
      <style:text-properties officeooo:rsid="010cd3dc"/>
    </style:style>
    <style:style style:name="T41" style:family="text">
      <style:text-properties officeooo:rsid="01110508"/>
    </style:style>
    <style:style style:name="T42" style:family="text">
      <style:text-properties officeooo:rsid="01131c3f"/>
    </style:style>
    <style:style style:name="T43" style:family="text">
      <style:text-properties officeooo:rsid="01146c78"/>
    </style:style>
    <style:style style:name="T44" style:family="text">
      <style:text-properties officeooo:rsid="0116380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1">D</text:span><text:span text:style-name="T12">anigram</text:span><text:span text:style-name="T9"> </text:span><text:span text:style-name="T8">D</text:span><text:span text:style-name="T10">ocumentation</text:span></text:p>
      <text:p text:style-name="P1"/>
      <text:p text:style-name="P1"/>
      <text:p text:style-name="P11"><text:span text:style-name="T1">Codename: </text:span><text:span text:style-name="T2">d</text:span><text:span text:style-name="T4">nyDanigram</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5">d</text:span></text:a><text:span text:style-name="T6">brendel1988@g</text:span><text:span text:style-name="T7">mail</text:span><text:span text:style-name="T6">.com</text:span><text:span text:style-name="T2">&gt;</text:span></text:p>
      <text:p text:style-name="P11"><text:span text:style-name="T1">Version: </text:span><text:span text:style-name="T2">1.0</text:span></text:p>
      <text:p text:style-name="P2"/>
      <text:p text:style-name="P11"><text:span text:style-name="T13">Welcome to the documentation of D</text:span><text:span text:style-name="T14">anigram – </text:span><text:span text:style-name="T15">the free and lightweight image sharing community platform syste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47"><text:a xlink:type="simple" xlink:href="#__RefHeading___Toc106_2122728801" text:style-name="Index_20_Link" text:visited-style-name="Index_20_Link">Installation<text:tab/>2</text:a></text:p>
          <text:p text:style-name="P47"><text:a xlink:type="simple" xlink:href="#__RefHeading___Toc305_1751241541" text:style-name="Index_20_Link" text:visited-style-name="Index_20_Link">Maintainer area<text:tab/>3</text:a></text:p>
          <text:p text:style-name="P48"><text:a xlink:type="simple" xlink:href="#__RefHeading___Toc756_2756237298" text:style-name="Index_20_Link" text:visited-style-name="Index_20_Link">Index content<text:tab/>3</text:a></text:p>
          <text:p text:style-name="P48"><text:a xlink:type="simple" xlink:href="#__RefHeading___Toc358_4140988544" text:style-name="Index_20_Link" text:visited-style-name="Index_20_Link">Cookie consent<text:tab/>3</text:a></text:p>
          <text:p text:style-name="P48"><text:a xlink:type="simple" xlink:href="#__RefHeading___Toc360_4140988544" text:style-name="Index_20_Link" text:visited-style-name="Index_20_Link">About<text:tab/>3</text:a></text:p>
          <text:p text:style-name="P48"><text:a xlink:type="simple" xlink:href="#__RefHeading___Toc362_4140988544" text:style-name="Index_20_Link" text:visited-style-name="Index_20_Link">Imprint<text:tab/>3</text:a></text:p>
          <text:p text:style-name="P48"><text:a xlink:type="simple" xlink:href="#__RefHeading___Toc364_4140988544" text:style-name="Index_20_Link" text:visited-style-name="Index_20_Link">ToS – Terms of service<text:tab/>3</text:a></text:p>
          <text:p text:style-name="P48"><text:a xlink:type="simple" xlink:href="#__RefHeading___Toc366_4140988544" text:style-name="Index_20_Link" text:visited-style-name="Index_20_Link">Registration info<text:tab/>3</text:a></text:p>
          <text:p text:style-name="P48"><text:a xlink:type="simple" xlink:href="#__RefHeading___Toc368_4140988544" text:style-name="Index_20_Link" text:visited-style-name="Index_20_Link">FAQ<text:tab/>4</text:a></text:p>
          <text:p text:style-name="P48"><text:a xlink:type="simple" xlink:href="#__RefHeading___Toc370_4140988544" text:style-name="Index_20_Link" text:visited-style-name="Index_20_Link">Environment<text:tab/>4</text:a></text:p>
          <text:p text:style-name="P48"><text:a xlink:type="simple" xlink:href="#__RefHeading___Toc372_4140988544" text:style-name="Index_20_Link" text:visited-style-name="Index_20_Link">Users<text:tab/>5</text:a></text:p>
          <text:p text:style-name="P48"><text:a xlink:type="simple" xlink:href="#__RefHeading___Toc374_4140988544" text:style-name="Index_20_Link" text:visited-style-name="Index_20_Link">Newsletter<text:tab/>6</text:a></text:p>
          <text:p text:style-name="P48"><text:a xlink:type="simple" xlink:href="#__RefHeading___Toc376_4140988544" text:style-name="Index_20_Link" text:visited-style-name="Index_20_Link">Themes<text:tab/>7</text:a></text:p>
          <text:p text:style-name="P48"><text:a xlink:type="simple" xlink:href="#__RefHeading___Toc378_4140988544" text:style-name="Index_20_Link" text:visited-style-name="Index_20_Link">Favicon<text:tab/>7</text:a></text:p>
          <text:p text:style-name="P48"><text:a xlink:type="simple" xlink:href="#__RefHeading___Toc624_1576187417" text:style-name="Index_20_Link" text:visited-style-name="Index_20_Link">Reports<text:tab/>8</text:a></text:p>
          <text:p text:style-name="P48"><text:a xlink:type="simple" xlink:href="#__RefHeading___Toc626_1576187417" text:style-name="Index_20_Link" text:visited-style-name="Index_20_Link">Welcome content<text:tab/>8</text:a></text:p>
          <text:p text:style-name="P48"><text:a xlink:type="simple" xlink:href="#__RefHeading___Toc673_2343567594" text:style-name="Index_20_Link" text:visited-style-name="Index_20_Link">Formatted project name<text:tab/>9</text:a></text:p>
          <text:p text:style-name="P48"><text:a xlink:type="simple" xlink:href="#__RefHeading___Toc789_1180701839" text:style-name="Index_20_Link" text:visited-style-name="Index_20_Link">Head code<text:tab/>10</text:a></text:p>
          <text:p text:style-name="P48"><text:a xlink:type="simple" xlink:href="#__RefHeading___Toc791_1180701839" text:style-name="Index_20_Link" text:visited-style-name="Index_20_Link">Adcode<text:tab/>10</text:a></text:p>
          <text:p text:style-name="P47"><text:a xlink:type="simple" xlink:href="#__RefHeading___Toc380_4140988544" text:style-name="Index_20_Link" text:visited-style-name="Index_20_Link">User views<text:tab/>11</text:a></text:p>
          <text:p text:style-name="P48"><text:a xlink:type="simple" xlink:href="#__RefHeading___Toc756_27562372981" text:style-name="Index_20_Link" text:visited-style-name="Index_20_Link">Index page<text:tab/>11</text:a></text:p>
          <text:p text:style-name="P48"><text:a xlink:type="simple" xlink:href="#__RefHeading___Toc382_4140988544" text:style-name="Index_20_Link" text:visited-style-name="Index_20_Link">Feed area<text:tab/>12</text:a></text:p>
          <text:p text:style-name="P48"><text:a xlink:type="simple" xlink:href="#__RefHeading___Toc384_4140988544" text:style-name="Index_20_Link" text:visited-style-name="Index_20_Link">Submitting a post<text:tab/>15</text:a></text:p>
          <text:p text:style-name="P48"><text:a xlink:type="simple" xlink:href="#__RefHeading___Toc753_4002774883" text:style-name="Index_20_Link" text:visited-style-name="Index_20_Link">Stories<text:tab/>17</text:a></text:p>
          <text:p text:style-name="P48"><text:a xlink:type="simple" xlink:href="#__RefHeading___Toc386_4140988544" text:style-name="Index_20_Link" text:visited-style-name="Index_20_Link">Messages<text:tab/>22</text:a></text:p>
          <text:p text:style-name="P48"><text:a xlink:type="simple" xlink:href="#__RefHeading___Toc388_4140988544" text:style-name="Index_20_Link" text:visited-style-name="Index_20_Link">Notifications<text:tab/>23</text:a></text:p>
          <text:p text:style-name="P48"><text:a xlink:type="simple" xlink:href="#__RefHeading___Toc711_783834382" text:style-name="Index_20_Link" text:visited-style-name="Index_20_Link">Profile editing<text:tab/>23</text:a></text:p>
          <text:p text:style-name="P48"><text:a xlink:type="simple" xlink:href="#__RefHeading___Toc719_822648333" text:style-name="Index_20_Link" text:visited-style-name="Index_20_Link">Clep – client endpoint<text:tab/>24</text:a></text:p>
        </text:index-body>
      </text:table-of-content>
      <text:p text:style-name="P10"/>
      <text:p text:style-name="P10"/>
      <text:h text:style-name="P51" text:outline-level="2"><text:bookmark-start text:name="__RefHeading___Toc106_2122728801"/>I<text:span text:style-name="T16">nstallation</text:span><text:bookmark-end text:name="__RefHeading___Toc106_2122728801"/></text:h>
      <text:p text:style-name="P3"/>
      <text:p text:style-name="P5">T<text:span text:style-name="T16">he installation is very quick. Create a file called ‚do_install‘ in the root directory of the project files. Then browse to /install. You will then see an installation wizard form.</text:span></text:p>
      <text:p text:style-name="P4"/>
      <text:p text:style-name="P4"><draw:frame draw:style-name="fr4" draw:name="Bild12" text:anchor-type="paragraph" svg:width="17cm" svg:height="9.491cm" draw:z-index="0"><draw:image xlink:href="Pictures/1000000000000690000003AA7D163881F293E34E.png" xlink:type="simple" xlink:show="embed" xlink:actuate="onLoad" loext:mime-type="image/png"/></draw:frame></text:p>
      <text:p text:style-name="P6">F<text:span text:style-name="T16">ill out the form in order to install the system. The following options are to be set:</text:span></text:p>
      <text:list xml:id="list105661296" text:style-name="L1">
        <text:list-item>
          <text:p text:style-name="P75">Project name: The name of your project</text:p>
        </text:list-item>
        <text:list-item>
          <text:p text:style-name="P75">E-Mail address: Your e-mail address. It will be used to create an admin and maintainer account for you</text:p>
        </text:list-item>
        <text:list-item>
          <text:p text:style-name="P75">Database name: Name of the database to be used. If it does not exist the system will try to create it</text:p>
        </text:list-item>
        <text:list-item>
          <text:p text:style-name="P75">Database user: User name to login to the database</text:p>
        </text:list-item>
        <text:list-item>
          <text:p text:style-name="P75">Database password: Password to login to the database</text:p>
        </text:list-item>
        <text:list-item>
          <text:p text:style-name="P75">Database host: Hostname or IP address of the database</text:p>
        </text:list-item>
        <text:list-item>
          <text:p text:style-name="P75">Datapase port: Port of the database service</text:p>
        </text:list-item>
        <text:list-item>
          <text:p text:style-name="P75">SMTP Host: Host of the SMTP service. Will be used for e-mailing</text:p>
        </text:list-item>
        <text:list-item>
          <text:p text:style-name="P75">SMTP User: User of the SMTP service</text:p>
        </text:list-item>
        <text:list-item>
          <text:p text:style-name="P75">SMTP Password: The password</text:p>
        </text:list-item>
        <text:list-item>
          <text:p text:style-name="P75">SMTP From address: The address to be used in the e-mail header</text:p>
        </text:list-item>
        <text:list-item>
          <text:p text:style-name="P75">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52" text:outline-level="2"><text:bookmark-start text:name="__RefHeading___Toc305_1751241541"/>Maintainer area <text:bookmark-end text:name="__RefHeading___Toc305_1751241541"/></text:h>
      <text:p text:style-name="Standard"/>
      <text:h text:style-name="P54" text:outline-level="3"><text:bookmark-start text:name="__RefHeading___Toc756_2756237298"/>Index content<text:bookmark-end text:name="__RefHeading___Toc756_2756237298"/></text:h>
      <text:p text:style-name="P14"/>
      <text:p text:style-name="P13">In this tab you can specify the content that will be shown at the index page for guest users. HTML is supported.</text:p>
      <text:p text:style-name="P14"/>
      <text:p text:style-name="Standard"><text:bookmark-start text:name="__RefHeading___Toc307_1751241541"/><text:bookmark-end text:name="__RefHeading___Toc307_1751241541"/></text:p>
      <text:h text:style-name="P66" text:outline-level="3"><text:bookmark-start text:name="__RefHeading___Toc358_4140988544"/>Cookie consent<text:bookmark-end text:name="__RefHeading___Toc358_4140988544"/></text:h>
      <text:p text:style-name="P14"/>
      <text:p text:style-name="P13">Here you can specify the text of the cookie context frame. This is useful to hint stuff like cookie information, terms of service, privacy, etc. <text:span text:style-name="T17">HTML is supported.</text:span></text:p>
      <text:p text:style-name="P13"/>
      <text:p text:style-name="P13"/>
      <text:h text:style-name="P67" text:outline-level="3"><text:bookmark-start text:name="__RefHeading___Toc360_4140988544"/>About<text:bookmark-end text:name="__RefHeading___Toc360_4140988544"/></text:h>
      <text:p text:style-name="P18"/>
      <text:p text:style-name="P15">Here you can specify the content of the about page. HTML is supported.</text:p>
      <text:p text:style-name="P15"/>
      <text:p text:style-name="P15"/>
      <text:h text:style-name="P67" text:outline-level="3"><text:bookmark-start text:name="__RefHeading___Toc362_4140988544"/>Imprint<text:bookmark-end text:name="__RefHeading___Toc362_4140988544"/></text:h>
      <text:p text:style-name="P18"/>
      <text:p text:style-name="P15">Here you can specify your imprint. HTML is supported.</text:p>
      <text:p text:style-name="P15"/>
      <text:p text:style-name="P15"/>
      <text:h text:style-name="P56" text:outline-level="3"><text:bookmark-start text:name="__RefHeading___Toc364_4140988544"/>ToS – Terms of service<text:bookmark-end text:name="__RefHeading___Toc364_4140988544"/></text:h>
      <text:p text:style-name="P18"/>
      <text:p text:style-name="P15">Here you can specify your terms of service. HTML is supported.</text:p>
      <text:h text:style-name="P56" text:outline-level="3"><text:bookmark-start text:name="__RefHeading___Toc366_4140988544"/>Registration info<text:bookmark-end text:name="__RefHeading___Toc366_4140988544"/></text:h>
      <text:p text:style-name="P18"/>
      <text:p text:style-name="P15">This text will be shown at the bottom of the registration form. HTML is supported.</text:p>
      <text:h text:style-name="P56" text:outline-level="3"><text:bookmark-start text:name="__RefHeading___Toc368_4140988544"/><text:soft-page-break/>FAQ<text:bookmark-end text:name="__RefHeading___Toc368_4140988544"/></text:h>
      <text:p text:style-name="P18"/>
      <text:p text:style-name="P15">Here you can manage your frequently asked questions</text:p>
      <text:p text:style-name="P15"/>
      <text:p text:style-name="P15"><draw:frame draw:style-name="fr4" draw:name="Bild1" text:anchor-type="paragraph" svg:width="17cm" svg:height="9.462cm" draw:z-index="1"><draw:image xlink:href="Pictures/1000000000000690000003A7587233D2B1B5B8EA.png" xlink:type="simple" xlink:show="embed" xlink:actuate="onLoad" loext:mime-type="image/png"/></draw:frame></text:p>
      <text:h text:style-name="P56" text:outline-level="3"><text:bookmark-start text:name="__RefHeading___Toc370_4140988544"/>Environment<text:bookmark-end text:name="__RefHeading___Toc370_4140988544"/></text:h>
      <text:p text:style-name="P18"/>
      <text:p text:style-name="P15">Here you can specify your environment settings.</text:p>
      <text:p text:style-name="P15"><draw:frame draw:style-name="fr4" draw:name="Bild2" text:anchor-type="paragraph" svg:width="17cm" svg:height="9.481cm" draw:z-index="9"><draw:image xlink:href="Pictures/1000000000000690000003A94FBB774B3C28FDD9.png" xlink:type="simple" xlink:show="embed" xlink:actuate="onLoad" loext:mime-type="image/png"/></draw:frame></text:p>
      <text:h text:style-name="P67" text:outline-level="3"><text:soft-page-break/></text:h>
      <text:p text:style-name="P15">The following options are available:</text:p>
      <text:list xml:id="list2415225948" text:style-name="L2">
        <text:list-item>
          <text:p text:style-name="P76">Project name: The name of your project</text:p>
        </text:list-item>
        <text:list-item>
          <text:p text:style-name="P76">Description: Description of your project used for the meta description element</text:p>
        </text:list-item>
        <text:list-item>
          <text:p text:style-name="P76">Tags: Tags used for the meta tags element</text:p>
        </text:list-item>
        <text:list-item>
          <text:p text:style-name="P77">Language: Overall language of the service</text:p>
        </text:list-item>
        <text:list-item>
          <text:p text:style-name="P77">SMTP Host: Host of the SMTP service used for e-mailing</text:p>
        </text:list-item>
        <text:list-item>
          <text:p text:style-name="P77">SMTP User: SMTP User</text:p>
        </text:list-item>
        <text:list-item>
          <text:p text:style-name="P77">SMTP Password: Password for authentication</text:p>
        </text:list-item>
        <text:list-item>
          <text:p text:style-name="P77">SMTP From name: From-name e-mail header field value</text:p>
        </text:list-item>
        <text:list-item>
          <text:p text:style-name="P77">SMTP From address: From-address e-mail header field value</text:p>
        </text:list-item>
        <text:list-item>
          <text:p text:style-name="P78">Public feed: If activated then the feed area will be publicly viewable, otherwise users have to sign in to view the feed</text:p>
        </text:list-item>
        <text:list-item>
          <text:p text:style-name="P79">NSFW filter: If activated, users can mark images as not safe for work. These will be blured. Users then need to explicitelly click to show them. Members can set a cookie where NSFW posts are automatically shown.</text:p>
        </text:list-item>
        <text:list-item>
          <text:p text:style-name="P77">Google Analytics token: If you want to include Google Analytics in your service</text:p>
        </text:list-item>
        <text:list-item>
          <text:p text:style-name="P77">Twitter news feed: A Twitter handle which is used to display at the news page</text:p>
        </text:list-item>
        <text:list-item>
          <text:p text:style-name="P80">HelpRealm Workspace: If you want to use HelpRealm as support ticket backend then you can pass here your workspace hash identifier</text:p>
        </text:list-item>
        <text:list-item>
          <text:p text:style-name="P80">HelpRealm API Token: Your HelpRealm API token used for creating tickets</text:p>
        </text:list-item>
      </text:list>
      <text:h text:style-name="P67" text:outline-level="3"/>
      <text:h text:style-name="P57" text:outline-level="3"><text:bookmark-start text:name="__RefHeading___Toc372_4140988544"/>U<text:span text:style-name="T18">sers</text:span><text:bookmark-end text:name="__RefHeading___Toc372_4140988544"/></text:h>
      <text:p text:style-name="P18"/>
      <text:p text:style-name="P16">H<text:span text:style-name="T18">ere you can query a specific user by either ID, name or e-mail. You can then edit some of the user settings.</text:span></text:p>
      <text:p text:style-name="P16"><draw:frame draw:style-name="fr1" draw:name="Bild3" text:anchor-type="paragraph" svg:width="17cm" svg:height="9.491cm" draw:z-index="2"><draw:image xlink:href="Pictures/1000000000000690000003AA7647EF0F07D4C055.png" xlink:type="simple" xlink:show="embed" xlink:actuate="onLoad" loext:mime-type="image/png"/></draw:frame><text:soft-page-break/></text:p>
      <text:h text:style-name="P57" text:outline-level="3"><text:bookmark-start text:name="__RefHeading___Toc374_4140988544"/>N<text:span text:style-name="T18">ewsletter</text:span><text:bookmark-end text:name="__RefHeading___Toc374_4140988544"/></text:h>
      <text:p text:style-name="P18"/>
      <text:p text:style-name="P16">H<text:span text:style-name="T18">ere you can send a newsletter to all users that have enabled this in their preferences.</text:span></text:p>
      <text:p text:style-name="P16"><draw:frame draw:style-name="fr4" draw:name="Bild4" text:anchor-type="paragraph" svg:width="17cm" svg:height="9.491cm" draw:z-index="10"><draw:image xlink:href="Pictures/1000000000000690000003AA48FF1DAAB1656631.png" xlink:type="simple" xlink:show="embed" xlink:actuate="onLoad" loext:mime-type="image/png"/></draw:frame></text:p>
      <text:h text:style-name="P58" text:outline-level="3"/>
      <text:h text:style-name="P71" text:outline-level="3"><text:bookmark-start text:name="__RefHeading___Toc376_4140988544"/>T<text:span text:style-name="T35">hemes</text:span><text:bookmark-end text:name="__RefHeading___Toc376_4140988544"/></text:h>
      <text:p text:style-name="P18"/>
      <text:p text:style-name="P17">Here you can manage CSS themes which can be used by the members.</text:p>
      <text:p text:style-name="P17"><draw:frame draw:style-name="fr4" draw:name="Bild5" text:anchor-type="paragraph" svg:width="17cm" svg:height="9.5cm" draw:z-index="16"><draw:image xlink:href="Pictures/1000000000000690000003AB16BC820FD616898C.png" xlink:type="simple" xlink:show="embed" xlink:actuate="onLoad" loext:mime-type="image/png"/></draw:frame></text:p>
      <text:h text:style-name="P59" text:outline-level="3"><text:bookmark-start text:name="__RefHeading___Toc378_4140988544"/>F<text:span text:style-name="T19">avicon</text:span><text:bookmark-end text:name="__RefHeading___Toc378_4140988544"/></text:h>
      <text:p text:style-name="P18"/>
      <text:p text:style-name="P19">Here you can replace the current Favicon:</text:p>
      <text:p text:style-name="P19"><draw:frame draw:style-name="fr1" draw:name="Bild6" text:anchor-type="paragraph" svg:width="17cm" svg:height="9.481cm" draw:z-index="11"><draw:image xlink:href="Pictures/1000000000000690000003A9E85797FFC4735533.png" xlink:type="simple" xlink:show="embed" xlink:actuate="onLoad" loext:mime-type="image/png"/></draw:frame></text:p>
      <text:h text:style-name="P60" text:outline-level="3"><text:soft-page-break/></text:h>
      <text:h text:style-name="P60" text:outline-level="3"><text:bookmark-start text:name="__RefHeading___Toc624_1576187417"/>R<text:span text:style-name="T31">eports</text:span><text:bookmark-end text:name="__RefHeading___Toc624_1576187417"/></text:h>
      <text:p text:style-name="P38"/>
      <text:p text:style-name="P20">H<text:span text:style-name="T31">ere you can view all top reported posts, users, hashtags and comments. You can lock those entities, delete them or set them safe if the content is approbriate. For each entity type the items with the highest report count are listed.</text:span></text:p>
      <text:p text:style-name="P20"><draw:frame draw:style-name="fr1" draw:name="Bild18" text:anchor-type="paragraph" svg:width="17cm" svg:height="9.47cm" draw:z-index="12"><draw:image xlink:href="Pictures/1000000000000690000003A87AE39FAE4670FCA5.png" xlink:type="simple" xlink:show="embed" xlink:actuate="onLoad" loext:mime-type="image/png"/></draw:frame></text:p>
      <text:p text:style-name="P20"/>
      <text:h text:style-name="P68" text:outline-level="3"><text:bookmark-start text:name="__RefHeading___Toc626_1576187417"/><text:span text:style-name="T25">W</text:span><text:span text:style-name="T26">elcome c</text:span><text:span text:style-name="T27">ontent</text:span><text:bookmark-end text:name="__RefHeading___Toc626_1576187417"/></text:h>
      <text:p text:style-name="P39"/>
      <text:p text:style-name="P22">H<text:span text:style-name="T38">ere you can specify a welcome content (HTML supported). It will be showed to users browsing to the feed if they did not see it yet (determined by cookie). This is useful if you want to display important information before they use the service. Also it will be shown in the client endpoint index page. If they come from the clep then it will not be shown in the feed.</text:span></text:p>
      <text:p text:style-name="P21"><draw:frame draw:style-name="fr1" draw:name="Bild19" text:anchor-type="paragraph" svg:width="17cm" svg:height="9.481cm" draw:z-index="15"><draw:image xlink:href="Pictures/1000000000000690000003A98DBB32BF65C5108E.png" xlink:type="simple" xlink:show="embed" xlink:actuate="onLoad" loext:mime-type="image/png"/></draw:frame><text:soft-page-break/></text:p>
      <text:p text:style-name="P21"><draw:frame draw:style-name="fr1" draw:name="Bild20" text:anchor-type="paragraph" svg:width="17cm" svg:height="9.481cm" draw:z-index="8"><draw:image xlink:href="Pictures/1000000000000690000003A93829BDD5BFE1660F.png" xlink:type="simple" xlink:show="embed" xlink:actuate="onLoad" loext:mime-type="image/png"/></draw:frame></text:p>
      <text:h text:style-name="P61" text:outline-level="3"><text:bookmark-start text:name="__RefHeading___Toc673_2343567594"/>F<text:span text:style-name="T33">ormatted project name</text:span><text:bookmark-end text:name="__RefHeading___Toc673_2343567594"/></text:h>
      <text:p text:style-name="P40"/>
      <text:p text:style-name="P23">H<text:span text:style-name="T32">ere you can specify HTML formatted project name. If not specified then a default format will be used.</text:span></text:p>
      <text:h text:style-name="P72" text:outline-level="3"><text:bookmark-start text:name="__RefHeading___Toc789_1180701839"/>H<text:span text:style-name="T44">ead code</text:span><text:bookmark-end text:name="__RefHeading___Toc789_1180701839"/></text:h>
      <text:p text:style-name="P46"/>
      <text:p text:style-name="P24">H<text:span text:style-name="T32">ere you can specify code which gets inserted in the head tag of each document</text:span></text:p>
      <text:p text:style-name="P24"/>
      <text:h text:style-name="P62" text:outline-level="3"><text:bookmark-start text:name="__RefHeading___Toc791_1180701839"/>A<text:span text:style-name="T44">dcode</text:span><text:bookmark-end text:name="__RefHeading___Toc791_1180701839"/></text:h>
      <text:p text:style-name="P46"/>
      <text:p text:style-name="P24">A<text:span text:style-name="T44">ds code definition can be done here. If some code is specified then for each post pack fetch an ad will be inserted in the list.</text:span></text:p>
      <text:h text:style-name="P53" text:outline-level="2"><text:bookmark-start text:name="__RefHeading___Toc380_4140988544"/>U<text:span text:style-name="T20">ser views</text:span><text:bookmark-end text:name="__RefHeading___Toc380_4140988544"/></text:h>
      <text:p text:style-name="P12"/>
      <text:h text:style-name="P55" text:outline-level="3"><text:bookmark-start text:name="__RefHeading___Toc756_27562372981"/>I<text:span text:style-name="T20">ndex page</text:span><text:bookmark-end text:name="__RefHeading___Toc756_27562372981"/></text:h>
      <text:p text:style-name="P33"/>
      <text:p text:style-name="P34">This is the page for guests. There they can login, register and view project related pages, such as news, FAQ, about, imprint, <text:span text:style-name="T34">contact</text:span> and ToS. Also they can recover their password. <text:span text:style-name="T22">This page will only be shown for guests and if public feed is disabled.</text:span></text:p>
      <text:p text:style-name="P34"><draw:frame draw:style-name="fr4" draw:name="Bild7" text:anchor-type="paragraph" svg:width="17cm" svg:height="9.481cm" draw:z-index="3"><draw:image xlink:href="Pictures/1000000000000690000003A966E06FF1281CC9E5.png" xlink:type="simple" xlink:show="embed" xlink:actuate="onLoad" loext:mime-type="image/png"/></draw:frame></text:p>
      <text:h text:style-name="P63" text:outline-level="3"/>
      <text:h text:style-name="P73" text:outline-level="3"><text:bookmark-start text:name="__RefHeading___Toc382_4140988544"/><text:span text:style-name="T23">F</text:span><text:span text:style-name="T24">eed </text:span><text:span text:style-name="T22">area</text:span><text:bookmark-end text:name="__RefHeading___Toc382_4140988544"/></text:h>
      <text:p text:style-name="P26"/>
      <text:p text:style-name="P26"><draw:frame draw:style-name="fr4" draw:name="Bild8" text:anchor-type="paragraph" svg:width="17cm" svg:height="9.499cm" draw:z-index="18"><draw:image xlink:href="Pictures/100000000000068D000003A901C6842D244515F0.png" xlink:type="simple" xlink:show="embed" xlink:actuate="onLoad" loext:mime-type="image/png"/></draw:frame></text:p>
      <text:p text:style-name="P25">After logging in <text:span text:style-name="T22">or if public feed is enabled</text:span> the user will be redirected to the feed page.</text:p>
      <text:p text:style-name="P37">The top navbar will provide options depending on the user authentication. Guests can login and signup as well as recover password. Members have the possibilities which will be described later below.</text:p>
      <text:p text:style-name="P45">For authenticated users there will be the story widget available. Here the user can view stories of their favorited users (random selection) and create their own stories. Stories can be images with foreground text or just text with a colored background.</text:p>
      <text:p text:style-name="P25">Here the user will see posts, favorites, popular tags and <text:span text:style-name="T41">twitter news and </text:span>company info. At the top there is a navigation menu where the user can quickly jump to a hashtag and also do operations such as uploading, view messages, view notifications, go to own profile and logout – <text:span text:style-name="T30">granted that the user is authenticated</text:span>. Maintainers will also have the option to go to the maintainer section. <text:span text:style-name="T30">Guest users will have the possibility to sign up and login / recover password</text:span></text:p>
      <text:p text:style-name="P25">Also they can set whether they want to see the latest posts or the top posts.</text:p>
      <text:p text:style-name="P25">By scrolling to the bottom the system will fetch a pack of new posts dynamically. This goes on for each scroll operation as long as there is content.</text:p>
      <text:p text:style-name="P25">The<text:span text:style-name="T21">re</text:span> is also <text:span text:style-name="T21">a feed</text:span> available for showing a post, which then loads also a comment section where users can comment on the post.</text:p>
      <text:p text:style-name="P25"><draw:frame draw:style-name="fr1" draw:name="Bild9" text:anchor-type="paragraph" svg:width="17cm" svg:height="9.491cm" draw:z-index="21"><draw:image xlink:href="Pictures/1000000000000690000003AA0F1A239461D3BFEF.png" xlink:type="simple" xlink:show="embed" xlink:actuate="onLoad" loext:mime-type="image/png"/></draw:frame><text:soft-page-break/></text:p>
      <text:p text:style-name="P44">Depending on the env setting, images can be marked as nsfw. These can either be shown by action or automatically when enabled in the user settings.</text:p>
      <text:p text:style-name="P25"/>
      <text:p text:style-name="P25"/>
      <text:p text:style-name="P27">Also there is a feed for showing the posts of a specific user.</text:p>
      <text:p text:style-name="P36"/>
      <text:p text:style-name="P36"><draw:frame draw:style-name="fr1" draw:name="Bild10" text:anchor-type="paragraph" svg:width="17cm" svg:height="9.491cm" draw:z-index="20"><draw:image xlink:href="Pictures/1000000000000690000003AADBC0804C326714CF.png" xlink:type="simple" xlink:show="embed" xlink:actuate="onLoad" loext:mime-type="image/png"/></draw:frame><text:soft-page-break/></text:p>
      <text:p text:style-name="P36"/>
      <text:p text:style-name="P36"/>
      <text:p text:style-name="P36"/>
      <text:p text:style-name="P36"/>
      <text:p text:style-name="P27"/>
      <text:p text:style-name="P27">Here <text:span text:style-name="T22">member </text:span>options are available. If it is your profile you can toggle a form where to edit your settings. If it is the profile of someone else you can add the user to favorites, report the user <text:span text:style-name="T42">or add the user to ignore list</text:span>. <text:span text:style-name="T43">Ignored users are excluded from feeds, comments, notifications and you won‘t receive messages from them.</text:span></text:p>
      <text:p text:style-name="P28">Also there is a feed for browsing a specific hashtag. There will be options for the hashtag available, such as supporting the hashtag and adding to favorites or reporting <text:span text:style-name="T22">(if the user is logged in)</text:span>.</text:p>
      <text:p text:style-name="P28"/>
      <text:p text:style-name="P28"><draw:frame draw:style-name="fr1" draw:name="Bild11" text:anchor-type="paragraph" svg:width="17cm" svg:height="9.491cm" draw:z-index="19"><draw:image xlink:href="Pictures/1000000000000690000003AAC2B973DDC653D7E9.png" xlink:type="simple" xlink:show="embed" xlink:actuate="onLoad" loext:mime-type="image/png"/></draw:frame><text:soft-page-break/></text:p>
      <text:p text:style-name="P28"/>
      <text:h text:style-name="P69" text:outline-level="3"><text:bookmark-start text:name="__RefHeading___Toc384_4140988544"/>Submitting a post<text:bookmark-end text:name="__RefHeading___Toc384_4140988544"/></text:h>
      <text:p text:style-name="P29"/>
      <text:p text:style-name="P28">In order to submit a post there is a form available for that. <text:span text:style-name="T30">Posting is only allowed for authenticated users.</text:span></text:p>
      <text:p text:style-name="P28"><draw:frame draw:style-name="fr1" draw:name="Bild13" text:anchor-type="paragraph" svg:width="17cm" svg:height="16.558cm" draw:z-index="22"><draw:image xlink:href="Pictures/10000000000003750000035EB8A2A39B54B9FFF0.png" xlink:type="simple" xlink:show="embed" xlink:actuate="onLoad" loext:mime-type="image/png"/></draw:frame><text:soft-page-break/></text:p>
      <text:p text:style-name="P84"/>
      <text:p text:style-name="P28">It is designed for doing a very quick upload. Just specify the image, a description and the hashtags. That‘s it! Hashtags are separated by a space character. In the description you can also mention users by prefixing their name with the @ character. They will get a notification that they have been mentioned in your post. The same works also for comments.</text:p>
      <text:p text:style-name="P83">You can also mark a post as NSFW (if feature is enabled), then users have to explicitely toggle to see the actual image.</text:p>
      <text:p text:style-name="P83">Also you can make attribution. You can specify the image authors Twitter name, Instagram name and homepage.</text:p>
      <text:p text:style-name="P28"/>
      <text:p text:style-name="P35">You can also view post specific settings. Click the menu icon.</text:p>
      <text:p text:style-name="P35"><draw:frame draw:style-name="fr3" draw:name="Bild17" text:anchor-type="paragraph" svg:x="0.377cm" svg:y="0.011cm" svg:width="5.292cm" svg:height="7.62cm" draw:z-index="7"><draw:image xlink:href="Pictures/10000000000000C8000001202022CE7A8C03D918.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There you can share the post, report it or lock it if it is yours or you are an admin</text:p>
      <text:p text:style-name="P35"/>
      <text:p text:style-name="P35">Admins can lock posts, comments, hashtags and users.</text:p>
      <text:p text:style-name="P35"/>
      <text:h text:style-name="Heading_20_3" text:outline-level="3"><text:bookmark-start text:name="__RefHeading___Toc753_4002774883"/><text:span text:style-name="T28">S</text:span><text:span text:style-name="T29">tories</text:span><text:bookmark-end text:name="__RefHeading___Toc753_4002774883"/></text:h>
      <text:p text:style-name="Standard"/>
      <text:p text:style-name="Standard"><text:bookmark-start text:name="__RefHeading___Toc755_4002774883"/>A<text:span text:style-name="T40">uthenticated users can share stories with favorited ones. These stories remain for a specific amount of time (defined in hours, by default 24 hours). They can contain images and text.</text:span><text:bookmark-end text:name="__RefHeading___Toc755_4002774883"/></text:p>
      <text:h text:style-name="P81" text:outline-level="3"><draw:frame draw:style-name="fr2" draw:name="Bild23" text:anchor-type="paragraph" svg:width="16.986cm" svg:height="22.251cm" draw:z-index="17"><draw:image xlink:href="Pictures/10000000000002820000034969F3FB682E1E94D2.png" xlink:type="simple" xlink:show="embed" xlink:actuate="onLoad" loext:mime-type="image/png"/></draw:frame><text:soft-page-break/></text:h>
      <text:h text:style-name="P74" text:outline-level="3"><text:bookmark-start text:name="__RefHeading___Toc386_4140988544"/>Messages<text:bookmark-end text:name="__RefHeading___Toc386_4140988544"/></text:h>
      <text:p text:style-name="P29"/>
      <text:p text:style-name="P28">You can also send messages to users. </text:p>
      <text:p text:style-name="P28"><draw:frame draw:style-name="fr1" draw:name="Bild14" text:anchor-type="paragraph" svg:width="17cm" svg:height="9.491cm" draw:z-index="4"><draw:image xlink:href="Pictures/1000000000000690000003AAA43D862307F015EA.png" xlink:type="simple" xlink:show="embed" xlink:actuate="onLoad" loext:mime-type="image/png"/></draw:frame>The message list shows the messages sorted by creation date. Unread messages will be highlighted. Click on a message to view the conversation.</text:p>
      <text:p text:style-name="P28"><draw:frame draw:style-name="fr1" draw:name="Bild15" text:anchor-type="paragraph" svg:width="17cm" svg:height="9.5cm" draw:z-index="5"><draw:image xlink:href="Pictures/1000000000000690000003AB020D41D03DEB2496.png" xlink:type="simple" xlink:show="embed" xlink:actuate="onLoad" loext:mime-type="image/png"/></draw:frame></text:p>
      <text:p text:style-name="P28">The conversation thread shows a form where to submit a new message and also the last messages from sender and recipient sorted as a conversation thread.</text:p>
      <text:p text:style-name="P28"><text:soft-page-break/></text:p>
      <text:h text:style-name="P70" text:outline-level="3"><text:bookmark-start text:name="__RefHeading___Toc388_4140988544"/>Notifications<text:bookmark-end text:name="__RefHeading___Toc388_4140988544"/></text:h>
      <text:p text:style-name="P32"/>
      <text:p text:style-name="P30">You will get notifications if someone has hearted your post/comment, sent you a message, mentioned you in a post/comment <text:span text:style-name="T37">or added you to their favorites</text:span>. </text:p>
      <text:p text:style-name="P30"><draw:frame draw:style-name="fr2" draw:name="Bild16" text:anchor-type="paragraph" svg:width="15.081cm" svg:height="15.002cm" draw:z-index="6"><draw:image xlink:href="Pictures/100000000000023A000002373A3DD9ACC9AB79AD.png" xlink:type="simple" xlink:show="embed" xlink:actuate="onLoad" loext:mime-type="image/png"/></draw:frame></text:p>
      <text:p text:style-name="P30">If a user has granted permission then there will also be push messages created for notifications.</text:p>
      <text:p text:style-name="P30"/>
      <text:h text:style-name="P64" text:outline-level="3"><text:bookmark-start text:name="__RefHeading___Toc711_783834382"/>P<text:span text:style-name="T36">rofile editing</text:span><text:bookmark-end text:name="__RefHeading___Toc711_783834382"/></text:h>
      <text:p text:style-name="P41"/>
      <text:p text:style-name="P31">U<text:span text:style-name="T36">sers can edit their profile by browsing to their profile page and then click the edit link. There they can change their username, bio, password, e-mail, upload an avatar, manage subscriptions, set nsfw flag if nsfw feature is activated, set themes and deactivate or delete their profile.</text:span></text:p>
      <text:p text:style-name="P31"><draw:frame draw:style-name="fr1" draw:name="Bild21" text:anchor-type="paragraph" svg:width="17cm" svg:height="9.521cm" draw:z-index="13"><draw:image xlink:href="Pictures/1000000000000690000003ADF8BD814AC0C71BFC.png" xlink:type="simple" xlink:show="embed" xlink:actuate="onLoad" loext:mime-type="image/png"/></draw:frame><text:soft-page-break/></text:p>
      <text:p text:style-name="P31"/>
      <text:h text:style-name="P65" text:outline-level="3"><text:bookmark-start text:name="__RefHeading___Toc719_822648333"/>C<text:span text:style-name="T39">lep – client endpoint</text:span><text:bookmark-end text:name="__RefHeading___Toc719_822648333"/></text:h>
      <text:p text:style-name="P42"/>
      <text:p text:style-name="P43">Client endpoint, or just clep, is intended to be used for mobile app frontends that connect to the service. It shows a mobile friendly login page, where users can also register and recover their password. Also it will show the welcome content if specified and let the user continue without an account if public feed is activated.</text:p>
      <text:p text:style-name="P43"><text:s/></text:p>
      <text:p text:style-name="P43"/>
      <text:p text:style-name="P43"><draw:frame draw:style-name="fr2" draw:name="Bild22" text:anchor-type="paragraph" svg:width="10.081cm" svg:height="17.806cm" draw:z-index="14"><draw:image xlink:href="Pictures/100000000000017D000002A1FD9E011475CF6F41.png" xlink:type="simple" xlink:show="embed" xlink:actuate="onLoad" loext:mime-type="image/png"/></draw:frame><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9-22T18:58:24.791000000</dc:date>
    <meta:editing-duration>PT13H9M39S</meta:editing-duration>
    <meta:editing-cycles>228</meta:editing-cycles>
    <meta:generator>LibreOffice/6.3.6.2$Windows_X86_64 LibreOffice_project/2196df99b074d8a661f4036fca8fa0cbfa33a497</meta:generator>
    <meta:document-statistic meta:table-count="0" meta:image-count="23" meta:object-count="0" meta:page-count="25" meta:paragraph-count="139" meta:word-count="1764" meta:character-count="9932" meta:non-whitespace-character-count="8323"/>
  </office:meta>
</office:document-meta>
</file>